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draw:auto-grow-height="true" fo:min-height="12.17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A班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1"><text:span text:style-name="T1">データベースソフト</text:span></text:p>
            <text:p text:style-name="P1"><text:span text:style-name="T1"/></text:p>
            <text:p text:style-name="P1"><text:span text:style-name="T2">14 </text:span><text:span text:style-name="T2">金丸紘基</text:span></text:p>
            <text:p text:style-name="P1"><text:span text:style-name="T2">16 </text:span><text:span text:style-name="T2">久保田陽貴</text:span></text:p>
            <text:p text:style-name="P1"><text:span text:style-name="T2">清水隆聖</text:span></text:p>
            <text:p text:style-name="P1"><text:span text:style-name="T2">竹市将規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4" draw:layer="layout" svg:width="20cm" svg:height="2cm" svg:x="1.4cm" svg:y="1.6cm" presentation:class="title" presentation:user-transformed="true">
          <draw:text-box>
            <text:p>システム名及び概要</text:p>
          </draw:text-box>
        </draw:frame>
        <draw:frame presentation:style-name="pr5" draw:text-style-name="P3" draw:layer="layout" svg:width="25.2cm" svg:height="12.179cm" svg:x="1.4cm" svg:y="5cm" presentation:class="subtitle" presentation:user-transformed="true">
          <draw:text-box>
            <text:p>システム名:KuboQL</text:p>
            <text:p>概要：使用者が自由に保存項目を設定できる</text:p>
            <text:p>データベースシステム</text:p>
            <text:p>使用言語:java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特徴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ySQLと同様の操作方法で扱うことができる。</text:p>
              </text:list-item>
              <text:list-item>
                <text:p>自分のほしいデータだけを取り出すことができる。</text:p>
              </text:list-item>
              <text:list-item>
                <text:p>不要なデータを条件指定することで一括削除できる。</text:p>
              </text:list-item>
              <text:list-item>
                <text:p>複数のテーブル及びデータベースを作成使用できる。</text:p>
              </text:list-item>
              <text:list-item>
                <text:p>選択中のデータベースがひと目でわかる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主な機能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データベース及びテーブルの作成</text:p>
              </text:list-item>
              <text:list-item>
                <text:p>保存されているデータベースおよびテーブルの確認</text:p>
              </text:list-item>
              <text:list-item>
                <text:p>テーブル内データの追加</text:p>
              </text:list-item>
              <text:list-item>
                <text:p>テーブル内データの削除</text:p>
              </text:list-item>
              <text:list-item>
                <text:p>テーブル内データのソート</text:p>
              </text:list-item>
              <text:list-item>
                <text:p>テーブル保存項目確認</text:p>
              </text:list-item>
              <text:list-item>
                <text:p>テーブル内容表示（選択表示も可能）</text:p>
              </text:list-item>
              <text:list-item>
                <text:p>ヘルプ参照</text:p>
              </text:list-item>
              <text:list-item>
                <text:p>データベース及びテーブルの削除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データベース作成＆選択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reate database [データベース名]</text:p>
                <text:p/>
                <text:p>データベースを新規作成するコマンド。データベースはKuboQL.javaと同一パス内のdatabasesディレクトリに格納される。</text:p>
                <text:p/>
              </text:list-item>
              <text:list-item>
                <text:p>use [データベース名]</text:p>
                <text:p><text:s/>作業を行うデータベースを選択するコマンド。</text:p>
                <text:p><text:s/>選択中のデータベースは常に端末に表示される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テーブルの作成＆全表示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reate table [テーブル名]</text:p>
                <text:p/>
                <text:p><text:s/>テーブルを新規作成するコマンド。作成したテーブルは./databases/[データベース名]/に保存されます。</text:p>
                <text:p/>
              </text:list-item>
              <text:list-item>
                <text:p>select *from [テーブル名]</text:p>
                <text:p/>
                <text:p><text:s/>テーブル内に保存されているデータについて表形式ですべて出力するコマンド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テーブル内保存項目確認＆選択表示</text:p>
          </draw:text-box>
        </draw:frame>
        <draw:frame presentation:style-name="pr7" draw:layer="layout" svg:width="25.2cm" svg:height="12.179cm" svg:x="1.2cm" svg:y="5.021cm" presentation:class="outline" presentation:user-transformed="true">
          <draw:text-box>
            <text:list text:style-name="L2">
              <text:list-item>
                <text:p>desc <text:s/>[テーブル名]</text:p>
                <text:p/>
                <text:p><text:s/>テーブル内に保存されている各カラムの名称を出力するコマンド。</text:p>
                <text:p/>
              </text:list-item>
              <text:list-item>
                <text:p>select [カラム名] from [テーブル名]</text:p>
                <text:p/>
                <text:p><text:s/>一部のカラムについて表形式で表示させるコマンド。</text:p>
                <text:p><text:s/>[カラム名]部分には「,」を用いて区切ることで複数のカラムを選択可能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データのソート＆追加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ort [テーブル名] [カラム番号]</text:p>
                <text:p/>
                <text:p><text:s/>指定したカラムのデータをソートするコマンド。カラム番号は左から何番目か（0スタート）で指定する。</text:p>
                <text:p/>
              </text:list-item>
              <text:list-item>
                <text:p>insert table [テーブル名]</text:p>
                <text:p/>
                <text:p>指定したテーブルにデータを追加するコマンド。最下部に追加されるためinsertコマンド使用後はsortコマンド使用を推奨。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データの削除＆help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lete from [テーブル名] where [カラム名] [条件] [条件指定]</text:p>
                <text:p/>
                <text:p><text:s/>特定のデータを削除するコマンド。[条件]には「=」や「&lt;」など等号または不等号を指定する。[カラム名][条件][条件指定]の3つを用いて表される条件を満たすデータについて削除する。数値以外に関するデータについては[条件]部に「=」しか使用できない。</text:p>
                <text:p/>
              </text:list-item>
              <text:list-item>
                <text:p>helpまたは\h</text:p>
                <text:p><text:s/>使用方法を表示するコマンド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データベース＆テーブルの一覧表示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how databases</text:p>
                <text:p/>
                <text:p><text:s/>データベースの一覧を表示させるコマンド。</text:p>
                <text:p/>
              </text:list-item>
              <text:list-item>
                <text:p>show tables</text:p>
                <text:p/>
                <text:p><text:s/>選択中のデータベース内に格納されているテーブルを一覧表示させるコマンド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テーブル＆データベースの削除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rop table [テーブル名]</text:p>
                <text:p/>
                <text:p><text:s/>指定したテーブルの削除を行うコマンド。</text:p>
                <text:p/>
              </text:list-item>
              <text:list-item>
                <text:p>drop database [データベース名]</text:p>
                <text:p/>
                <text:p><text:s/>指定したデータベースの削除を行うコマンド。選択されたデータベース内にテーブルが存在していた場合はそのテーブルも削除する。選択中のデータベースが削除された場合は選択中データベースはnullになる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プログラムの終了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exit</text:p>
                <text:p/>
                <text:p><text:s/>プログラムを終了させるコマンド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4:11:51.431754728</meta:creation-date>
    <dc:date>2018-11-08T00:42:22.592113574</dc:date>
    <meta:editing-duration>PT16M28S</meta:editing-duration>
    <meta:editing-cycles>2</meta:editing-cycles>
    <meta:generator>LibreOffice/5.1.6.2$Linux_X86_64 LibreOffice_project/10m0$Build-2</meta:generator>
    <meta:document-statistic meta:object-count="81"/>
  </office:meta>
</office:document-meta>
</file>